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4de1" officeooo:paragraph-rsid="001a4de1"/>
    </style:style>
    <style:style style:name="P2" style:family="paragraph" style:parent-style-name="Standard" style:list-style-name="L1">
      <style:text-properties officeooo:rsid="001a4de1" officeooo:paragraph-rsid="001a4de1"/>
    </style:style>
    <style:style style:name="P3" style:family="paragraph" style:parent-style-name="Standard" style:list-style-name="L1">
      <style:text-properties officeooo:rsid="001b9f25" officeooo:paragraph-rsid="001b9f25"/>
    </style:style>
    <style:style style:name="P4" style:family="paragraph" style:parent-style-name="Standard" style:list-style-name="L1">
      <style:text-properties officeooo:paragraph-rsid="001b9f25"/>
    </style:style>
    <style:style style:name="P5" style:family="paragraph" style:parent-style-name="Standard" style:list-style-name="L1">
      <style:text-properties officeooo:paragraph-rsid="001a4de1"/>
    </style:style>
    <style:style style:name="T1" style:family="text">
      <style:text-properties officeooo:rsid="001a4de1"/>
    </style:style>
    <style:style style:name="T2" style:family="text">
      <style:text-properties officeooo:rsid="001b9f2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O lista <text:span text:style-name="T2">za projekt „Ne zaboravi stihove”</text:span></text:p>
      <text:list xml:id="list2253461829" text:style-name="L1">
        <text:list-item>
          <text:p text:style-name="P5"><text:span text:style-name="T2">R</text:span><text:span text:style-name="T1">andom odabir sljedećeg stiha</text:span></text:p>
        </text:list-item>
        <text:list-item>
          <text:p text:style-name="P2">Popis pjesama ne treba biti hard kodiran. Prijedlog: Nazive pjesama slagati na način: „Izvođač – Naziv pjesme”</text:p>
        </text:list-item>
        <text:list-item>
          <text:p text:style-name="P2">Unos teksta završiti s „Enter”, a klik miša može značiti nešto drugo</text:p>
        </text:list-item>
        <text:list-item>
          <text:p text:style-name="P2">Maknuti (ili ispisati) back vokale (maknuti – teža varijanta, ispisati lakša)</text:p>
        </text:list-item>
        <text:list-item>
          <text:p text:style-name="P2">Prikazati bodovanje</text:p>
        </text:list-item>
        <text:list-item>
          <text:p text:style-name="P2">Mišem zatražiti pomoć, s umanjenjem broja osvojenih bodova (pomoć može biti i obliku „tamno” ispisanog dijela teksta </text:p>
        </text:list-item>
        <text:list-item>
          <text:p text:style-name="P2">Omogućiti odabir fonta (paziti na autorska prava)</text:p>
        </text:list-item>
        <text:list-item>
          <text:p text:style-name="P2">Crtanje izbornika napraviti flesk<text:span text:style-name="T2">s</text:span>ibilno (ne znamo koliko će biti izvođača i po tome odrediti raspored okvira s nazivima izvođača)</text:p>
        </text:list-item>
        <text:list-item>
          <text:p text:style-name="P4"><text:span text:style-name="T2">Omogućiti odabir tema (da nije samo „mračna tema”)</text:span></text:p>
        </text:list-item>
        <text:list-item>
          <text:p text:style-name="P3">Omogućiti odustajanje od pojedine pjesme (s umanjenjem broja bodova)</text:p>
        </text:list-item>
        <text:list-item>
          <text:p text:style-name="P3">Napraviti rang listu najboljih rezultata (pohraniti u data) – omogućiti upis imena igrača</text:p>
        </text:list-item>
        <text:list-item>
          <text:p text:style-name="P3">Omogućiti ispis svih stihova (pri čemu se neki ne prikazuju) i izvođenje pjesme od mjesta koje igrač odabere. Odrediti bodovanje za ovaj tip odabira</text:p>
        </text:list-item>
        <text:list-item>
          <text:p text:style-name="P3">Limitirati duljinu dijela pjesme koji se izvodi</text:p>
        </text:list-item>
        <text:list-item>
          <text:p text:style-name="P4"><text:span text:style-name="T2">Omogućiti igru za dva igrača (na dva računala). Jedno računalo je glavno računalo (master, server). Na tom računalu se odabire izvođač i pokreće igra. S tog računala se na oba računala šalje informacija potrebna za prikaz stiha i za postavljanje upita. Ako prvi igrač upiše točan stih, nastavlja sa sa sljedećim stihom, a ako ne upiše, drugi igrač ima mogućnost upisa.....</text:span></text:p>
        </text:list-item>
        <text:list-item>
          <text:p text:style-name="P3"/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r" fo:country="H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1T15:24:20.198000000</meta:creation-date>
    <dc:date>2020-03-11T15:44:32.965000000</dc:date>
    <meta:editing-duration>PT9M52S</meta:editing-duration>
    <meta:editing-cycles>1</meta:editing-cycles>
    <meta:document-statistic meta:table-count="0" meta:image-count="0" meta:object-count="0" meta:page-count="1" meta:paragraph-count="16" meta:word-count="230" meta:character-count="1431" meta:non-whitespace-character-count="1227"/>
    <meta:generator>LibreOffice/6.4.1.2$Windows_X86_64 LibreOffice_project/4d224e95b98b138af42a64d84056446d09082932</meta:generator>
  </office:meta>
</office:document-meta>
</file>